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wqregwtgfreqwawD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RETGY4ERGTAR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drhter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egewrtgyt4ertgf</text:p>
          </table:table-cell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GTRYTU4TRTGFEY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12:40:52.316211886</meta:creation-date>
    <dc:date>2017-05-11T12:41:06.780477864</dc:date>
    <meta:editing-duration>PT15S</meta:editing-duration>
    <meta:editing-cycles>1</meta:editing-cycles>
    <meta:document-statistic meta:table-count="1" meta:cell-count="5" meta:object-count="0"/>
    <meta:generator>LibreOffice/5.3.1.2$Linux_X86_64 LibreOffice_project/30m0$Build-2</meta:generator>
  </office:meta>
</office:document-meta>
</file>